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olorizingRenderer.TableColorizingRenderer( Colorizer color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bleColorizingRenderer.formatField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ColorizingRenderer.getTableCellRendererComponent( final JTable table , Object value , boolean isSelected , boolean hasFocus , int row , int col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TableColorizingRenderer.setLevelUseIcons( boolean levelUseIc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orizingRenderer.setDateFormatter( DateFormat format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ColorizingRenderer.setTimeZone( String dateFormatT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ColorizingRenderer.setToolTipsVisible( boolean toolTips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orizingRenderer.setColorizer( Colorizer color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orizingRenderer.setLoggerPrecision( String loggerPrecisi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